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paragraph-rsid="00191a78" style:font-size-asian="20pt" style:font-weight-asian="bold" style:font-size-complex="20pt" style:font-weight-complex="bold"/>
    </style:style>
    <style:style style:name="P3" style:family="paragraph" style:parent-style-name="Text_20_body_20_indent">
      <style:text-properties fo:language="ru" fo:country="RU" officeooo:paragraph-rsid="001e818c"/>
    </style:style>
    <style:style style:name="P4" style:family="paragraph" style:parent-style-name="Text_20_body_20_indent">
      <style:text-properties fo:language="ru" fo:country="RU" officeooo:paragraph-rsid="001f467e"/>
    </style:style>
    <style:style style:name="P5" style:family="paragraph" style:parent-style-name="Text_20_body_20_indent">
      <style:text-properties officeooo:paragraph-rsid="001f467e"/>
    </style:style>
    <style:style style:name="P6" style:family="paragraph" style:parent-style-name="Standard" style:master-page-name="First_20_Page">
      <style:paragraph-properties style:page-number="auto"/>
      <style:text-properties officeooo:rsid="00191a78" officeooo:paragraph-rsid="00191a78"/>
    </style:style>
    <style:style style:name="P7" style:family="paragraph" style:parent-style-name="Standard">
      <style:text-properties officeooo:rsid="00191a78" officeooo:paragraph-rsid="00191a78"/>
    </style:style>
    <style:style style:name="P8" style:family="paragraph" style:parent-style-name="Standard">
      <style:paragraph-properties fo:text-align="center" style:justify-single-word="false"/>
      <style:text-properties fo:font-size="18pt" officeooo:rsid="00191a78" officeooo:paragraph-rsid="00191a78" style:font-size-asian="15.75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officeooo:rsid="00191a78" officeooo:paragraph-rsid="00191a78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fo:language="ru" fo:country="RU" fo:font-weight="bold" officeooo:rsid="00191a78" officeooo:paragraph-rsid="00191a78" style:font-size-asian="20pt" style:font-weight-asian="bold" style:font-size-complex="20pt" style:font-weight-complex="bold"/>
    </style:style>
    <style:style style:name="P11" style:family="paragraph" style:parent-style-name="Text_20_body">
      <style:text-properties officeooo:rsid="00191a78"/>
    </style:style>
    <style:style style:name="P12" style:family="paragraph" style:parent-style-name="Heading_20_2">
      <style:text-properties officeooo:paragraph-rsid="001af6d5"/>
    </style:style>
    <style:style style:name="P13" style:family="paragraph" style:parent-style-name="Heading_20_2">
      <style:text-properties fo:language="ru" fo:country="RU" officeooo:rsid="001af6d5" officeooo:paragraph-rsid="001af6d5"/>
    </style:style>
    <style:style style:name="P14" style:family="paragraph" style:parent-style-name="Text_20_body_20_indent" style:list-style-name="L1">
      <style:text-properties fo:language="en" fo:country="US" officeooo:paragraph-rsid="001ec412"/>
    </style:style>
    <style:style style:name="P15" style:family="paragraph" style:parent-style-name="Text_20_body_20_indent" style:list-style-name="L2">
      <style:text-properties fo:language="ru" fo:country="RU" officeooo:rsid="001f467e" officeooo:paragraph-rsid="001f467e"/>
    </style:style>
    <style:style style:name="P16" style:family="paragraph" style:parent-style-name="Text_20_body_20_indent" style:list-style-name="L4">
      <style:text-properties fo:language="ru" fo:country="RU" officeooo:rsid="001f467e" officeooo:paragraph-rsid="001f467e"/>
    </style:style>
    <style:style style:name="P17" style:family="paragraph" style:parent-style-name="Text_20_body_20_indent" style:list-style-name="L3">
      <style:text-properties fo:language="ru" fo:country="RU" officeooo:paragraph-rsid="001f467e"/>
    </style:style>
    <style:style style:name="P18" style:family="paragraph" style:parent-style-name="Text_20_body_20_indent">
      <style:text-properties fo:language="ru" fo:country="RU" officeooo:rsid="001af6d5" officeooo:paragraph-rsid="001af6d5"/>
    </style:style>
    <style:style style:name="P19" style:family="paragraph" style:parent-style-name="Heading_20_1">
      <style:text-properties fo:language="ru" fo:country="RU" officeooo:rsid="001af6d5" officeooo:paragraph-rsid="001af6d5"/>
    </style:style>
    <style:style style:name="P20" style:family="paragraph" style:parent-style-name="Heading_20_1">
      <style:paragraph-properties fo:break-before="page"/>
      <style:text-properties officeooo:paragraph-rsid="001af6d5"/>
    </style:style>
    <style:style style:name="P21" style:family="paragraph" style:parent-style-name="Heading_20_3">
      <style:text-properties fo:language="ru" fo:country="RU" officeooo:rsid="001af6d5" officeooo:paragraph-rsid="001af6d5"/>
    </style:style>
    <style:style style:name="P22" style:family="paragraph" style:parent-style-name="Heading_20_4">
      <style:text-properties fo:language="ru" fo:country="RU" officeooo:rsid="001af6d5" officeooo:paragraph-rsid="001af6d5"/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T1" style:family="text">
      <style:text-properties officeooo:rsid="00191a78"/>
    </style:style>
    <style:style style:name="T2" style:family="text">
      <style:text-properties fo:language="en" fo:country="US" officeooo:rsid="00191a78"/>
    </style:style>
    <style:style style:name="T3" style:family="text">
      <style:text-properties fo:language="en" fo:country="US" officeooo:rsid="001af6d5"/>
    </style:style>
    <style:style style:name="T4" style:family="text">
      <style:text-properties fo:language="en" fo:country="US" officeooo:rsid="001ec412"/>
    </style:style>
    <style:style style:name="T5" style:family="text">
      <style:text-properties fo:language="en" fo:country="US" officeooo:rsid="001f467e"/>
    </style:style>
    <style:style style:name="T6" style:family="text">
      <style:text-properties fo:language="ru" fo:country="RU" officeooo:rsid="001af6d5"/>
    </style:style>
    <style:style style:name="T7" style:family="text">
      <style:text-properties fo:language="ru" fo:country="RU" officeooo:rsid="001ec412"/>
    </style:style>
    <style:style style:name="T8" style:family="text">
      <style:text-properties fo:language="ru" fo:country="RU" officeooo:rsid="001f467e"/>
    </style:style>
    <style:style style:name="T9" style:family="text">
      <style:text-properties officeooo:rsid="001e818c"/>
    </style:style>
    <style:style style:name="T10" style:family="text">
      <style:text-properties officeooo:rsid="001ec412"/>
    </style:style>
    <style:style style:name="T11" style:family="text">
      <style:text-properties officeooo:rsid="001f467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2"><text:span text:style-name="T1">mixan </text:span><text:span text:style-name="T2">v2.0.0</text:span></text:p>
      <text:p text:style-name="P9"/>
      <text:p text:style-name="P10">Руководство пользователя</text:p>
      <text:p text:style-name="P10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3">Оглавление</text:p>
          </text:index-title>
          <text:p text:style-name="P25"><text:a xlink:type="simple" xlink:href="#__RefHeading__130_272630127" text:style-name="Index_20_Link" text:visited-style-name="Index_20_Link"><text:s/>1 О программе mixan<text:tab/>3</text:a></text:p>
          <text:p text:style-name="P24"><text:a xlink:type="simple" xlink:href="#__RefHeading__134_272630127" text:style-name="Index_20_Link" text:visited-style-name="Index_20_Link"><text:s/>1.1 Описание<text:tab/>3</text:a></text:p>
          <text:p text:style-name="P24"><text:a xlink:type="simple" xlink:href="#__RefHeading__136_272630127" text:style-name="Index_20_Link" text:visited-style-name="Index_20_Link"><text:s/>1.2 Получение<text:tab/>3</text:a></text:p>
          <text:p text:style-name="P25"><text:a xlink:type="simple" xlink:href="#__RefHeading__138_272630127" text:style-name="Index_20_Link" text:visited-style-name="Index_20_Link"><text:s/>2 Работа с программой<text:tab/>3</text:a></text:p>
          <text:p text:style-name="P24"><text:a xlink:type="simple" xlink:href="#__RefHeading__140_272630127" text:style-name="Index_20_Link" text:visited-style-name="Index_20_Link"><text:s/>2.1 Описание графического интерфейса пользователя<text:tab/>3</text:a></text:p>
          <text:p text:style-name="P24"><text:a xlink:type="simple" xlink:href="#__RefHeading__142_272630127" text:style-name="Index_20_Link" text:visited-style-name="Index_20_Link"><text:s/>2.2 Проведение расчетов<text:tab/>4</text:a></text:p>
          <text:p text:style-name="P26"><text:a xlink:type="simple" xlink:href="#__RefHeading__144_272630127" text:style-name="Index_20_Link" text:visited-style-name="Index_20_Link"><text:s/>2.2.1 Анализ компонентов смеси<text:tab/>4</text:a></text:p>
          <text:p text:style-name="P26"><text:a xlink:type="simple" xlink:href="#__RefHeading__146_272630127" text:style-name="Index_20_Link" text:visited-style-name="Index_20_Link"><text:s/>2.2.2 Анализ смеси<text:tab/>4</text:a></text:p>
          <text:p text:style-name="P26"><text:a xlink:type="simple" xlink:href="#__RefHeading__148_272630127" text:style-name="Index_20_Link" text:visited-style-name="Index_20_Link"><text:s/>2.2.3 Анализ гранулометрического состава<text:tab/>4</text:a></text:p>
          <text:p text:style-name="P27"><text:a xlink:type="simple" xlink:href="#__RefHeading__150_272630127" text:style-name="Index_20_Link" text:visited-style-name="Index_20_Link"><text:s/>2.2.3.1 Калибровка<text:tab/>4</text:a></text:p>
          <text:p text:style-name="P27"><text:a xlink:type="simple" xlink:href="#__RefHeading__152_272630127" text:style-name="Index_20_Link" text:visited-style-name="Index_20_Link"><text:s/>2.2.3.2 Обработка изображений проб<text:tab/>4</text:a></text:p>
          <text:p text:style-name="P24"><text:a xlink:type="simple" xlink:href="#__RefHeading__154_272630127" text:style-name="Index_20_Link" text:visited-style-name="Index_20_Link"><text:s/>2.3 Сохранение результатов<text:tab/>4</text:a></text:p>
        </text:index-body>
      </text:table-of-content>
      <text:p text:style-name="P11"/>
      <text:h text:style-name="P20" text:outline-level="1"><text:bookmark-start text:name="__RefHeading__130_272630127"/><text:span text:style-name="T6">О программе </text:span><text:span text:style-name="T3">mixan</text:span><text:bookmark-end text:name="__RefHeading__130_272630127"/></text:h>
      <text:h text:style-name="P12" text:outline-level="2"><text:bookmark-start text:name="__RefHeading__134_272630127"/><text:span text:style-name="T6">Описание</text:span><text:bookmark-end text:name="__RefHeading__134_272630127"/></text:h>
      <text:p text:style-name="P3"><text:span text:style-name="T9">Программное обеспечение (ПО) для экспресс анализа смесей сыпучих материалов </text:span><text:span text:style-name="T10">(расчет концентраций компонентов и коэффициента однородности смеси)</text:span><text:span text:style-name="T9"> и эмульсий </text:span><text:span text:style-name="T10">(расчет концентраций компонентов)</text:span><text:span text:style-name="T9">, </text:span><text:span text:style-name="T10">гранулометрического состава сыпучих материалов (получение гистограмм распределения частиц материала по размерам и компактности формы, расчет остатков материала на ситах). </text:span><text:span text:style-name="T11">Анализ основан на обработке и</text:span><text:span text:style-name="T10">зображени</text:span><text:span text:style-name="T11">й</text:span><text:span text:style-name="T10"> проб. </text:span><text:span text:style-name="T4">mixan </text:span><text:span text:style-name="T10">распространяется на условиях </text:span><text:span text:style-name="T4">GNU GENERAL PUBLIC LICENSE Version 3, </text:span><text:span text:style-name="T10">написан на </text:span><text:span text:style-name="T4">C++ </text:span><text:span text:style-name="T10">с использованием библиотек</text:span><text:span text:style-name="T4">:</text:span></text:p>
      <text:list xml:id="list6896789011" text:style-name="L1">
        <text:list-item>
          <text:p text:style-name="P14"><text:span text:style-name="T10">Open Source </text:span><text:span text:style-name="T7">версии </text:span><text:span text:style-name="T10">Qt4, р</text:span><text:span text:style-name="T7">аспространяемую (в том числе) и на условиях </text:span><text:span text:style-name="T10">GNU GENERAL PUBLIC LICENSE Version 3;</text:span></text:p>
        </text:list-item>
        <text:list-item>
          <text:p text:style-name="P14"><text:span text:style-name="T10">Qwt, </text:span><text:span text:style-name="T7">распространяемую на условиях лицензии </text:span><text:span text:style-name="T10">Qwt License Version 1.0, </text:span><text:span text:style-name="T7">основанной на </text:span><text:span text:style-name="T10">GNU LESSER GENERAL PUBLIC LICENSE Version 2.1;</text:span></text:p>
        </text:list-item>
        <text:list-item>
          <text:p text:style-name="P14"><text:span text:style-name="T10">OpenCV, </text:span><text:span text:style-name="T7">распространяемую на условиях лицензии </text:span><text:span text:style-name="T10">BSD.</text:span></text:p>
        </text:list-item>
      </text:list>
      <text:p text:style-name="P4"><text:span text:style-name="T11">Основные возможности </text:span><text:span text:style-name="T5">mixan:</text:span></text:p>
      <text:list xml:id="list103006985" text:style-name="L2">
        <text:list-item>
          <text:p text:style-name="P15">Расчет концентрации компонента смеси или эмульсии по изображению пробы;</text:p>
        </text:list-item>
        <text:list-item>
          <text:p text:style-name="P15">Расчет коэффициента однородности смеси по результатам обработки нескольких проб;</text:p>
        </text:list-item>
        <text:list-item>
          <text:p text:style-name="P15">Анализ смесей и эмульсий без жестких требований относительно цвета их компонентов;</text:p>
        </text:list-item>
        <text:list-item>
          <text:p text:style-name="P15">Получение гистограмм распределения частиц по размерам и компактности формы;</text:p>
        </text:list-item>
        <text:list-item>
          <text:p text:style-name="P15">Получение остатков сыпучего материала на ситах в процентном отношении.</text:p>
        </text:list-item>
      </text:list>
      <text:p text:style-name="P4"><text:span text:style-name="T11">Дополнительные возможности </text:span><text:span text:style-name="T5">mixan:</text:span></text:p>
      <text:list xml:id="list521016722" text:style-name="L3">
        <text:list-item>
          <text:p text:style-name="P17"><text:span text:style-name="T11">Анализ изображений компонентов смеси или эмульсии без анализа изображений проб для оценки применимости алгоритма </text:span><text:span text:style-name="T5">mixan </text:span><text:span text:style-name="T11">или его настроек.</text:span></text:p>
        </text:list-item>
      </text:list>
      <text:p text:style-name="P4"><text:span text:style-name="T11">Условия применимости </text:span><text:span text:style-name="T5">mixan:</text:span></text:p>
      <text:list xml:id="list858490688" text:style-name="L4">
        <text:list-item>
          <text:p text:style-name="P16">Изображения компонентов и проб должны быть получены при одинаковых условиях (фотокамера и объектив, установки съемки, освещенность и т. п.);</text:p>
        </text:list-item>
        <text:list-item>
          <text:p text:style-name="P16">Компоненты смеси или эмульсии должны иметь отличие в оттенках серого хотя бы на несколько единиц;</text:p>
        </text:list-item>
        <text:list-item>
          <text:p text:style-name="P16">При гранулометрическом анализе необходимо, чтобы подложка контрастировала с частицами исследуемого материала.</text:p>
        </text:list-item>
      </text:list>
      <text:h text:style-name="P13" text:outline-level="2"><text:bookmark-start text:name="__RefHeading__136_272630127"/>Получение<text:bookmark-end text:name="__RefHeading__136_272630127"/></text:h>
      <text:p text:style-name="P5"><text:span text:style-name="T8">Сборки программы для дистрибутива </text:span><text:span text:style-name="T5">Arch Linux,</text:span><text:span text:style-name="T8"> а также систем </text:span><text:span text:style-name="T5">MS Windows </text:span><text:span text:style-name="T8">могут быть получены с сайта </text:span><text:a xlink:type="simple" xlink:href="https://github.com/pa23/mixan/downloads"><text:span text:style-name="T5">https://github.com/pa23/mixan/downloads</text:span></text:a><text:span text:style-name="T8">.</text:span></text:p>
      <text:h text:style-name="P19" text:outline-level="1"><text:bookmark-start text:name="__RefHeading__138_272630127"/>Работа с программой<text:bookmark-end text:name="__RefHeading__138_272630127"/></text:h>
      <text:h text:style-name="P13" text:outline-level="2"><text:bookmark-start text:name="__RefHeading__140_272630127"/>Описание графического интерфейса пользователя<text:bookmark-end text:name="__RefHeading__140_272630127"/></text:h>
      <text:p text:style-name="P18">Текст.</text:p>
      <text:h text:style-name="P13" text:outline-level="2"><text:bookmark-start text:name="__RefHeading__142_272630127"/><text:soft-page-break/>Проведение расчетов<text:bookmark-end text:name="__RefHeading__142_272630127"/></text:h>
      <text:h text:style-name="P21" text:outline-level="3"><text:bookmark-start text:name="__RefHeading__144_272630127"/>Анализ компонентов смеси<text:bookmark-end text:name="__RefHeading__144_272630127"/></text:h>
      <text:p text:style-name="P18">Текст.</text:p>
      <text:h text:style-name="P21" text:outline-level="3"><text:bookmark-start text:name="__RefHeading__146_272630127"/>Анализ смеси<text:bookmark-end text:name="__RefHeading__146_272630127"/></text:h>
      <text:p text:style-name="P18">Текст.</text:p>
      <text:h text:style-name="P21" text:outline-level="3"><text:bookmark-start text:name="__RefHeading__148_272630127"/>Анализ гранулометрического состава<text:bookmark-end text:name="__RefHeading__148_272630127"/></text:h>
      <text:h text:style-name="P22" text:outline-level="4"><text:bookmark-start text:name="__RefHeading__150_272630127"/>Калибровка<text:bookmark-end text:name="__RefHeading__150_272630127"/></text:h>
      <text:p text:style-name="P18">Текст.</text:p>
      <text:h text:style-name="P22" text:outline-level="4"><text:bookmark-start text:name="__RefHeading__152_272630127"/>Обработка изображений проб<text:bookmark-end text:name="__RefHeading__152_272630127"/></text:h>
      <text:p text:style-name="P18">Текст.</text:p>
      <text:h text:style-name="P13" text:outline-level="2"><text:bookmark-start text:name="__RefHeading__154_272630127"/>Сохранение результатов<text:bookmark-end text:name="__RefHeading__154_272630127"/></text:h>
      <text:p text:style-name="P18">Текст.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09:29:29.11</meta:creation-date>
    <dc:date>2012-10-19T18:56:02</dc:date>
    <meta:editing-duration>PT55M58S</meta:editing-duration>
    <meta:editing-cycles>5</meta:editing-cycles>
    <meta:generator>LibreOffice/3.6$Linux_X86_64 LibreOffice_project/360m1$Build-2</meta:generator>
    <meta:document-statistic meta:table-count="0" meta:image-count="0" meta:object-count="0" meta:page-count="4" meta:paragraph-count="51" meta:word-count="345" meta:character-count="2574" meta:non-whitespace-character-count="2282"/>
  </office:meta>
</office:document-meta>
</file>